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435b" officeooo:paragraph-rsid="001e435b"/>
    </style:style>
    <style:style style:name="P2" style:family="paragraph" style:parent-style-name="Standard">
      <style:text-properties officeooo:rsid="001e435b" officeooo:paragraph-rsid="001f5a0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f5a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<text:span text:style-name="T1">er</text:span> RDV avec encadrant : - <text:span text:style-name="T3">introduction du projet</text:span></text:p>
      <text:p text:style-name="P2">- définition des objectifs du client</text:p>
      <text:p text:style-name="P2">- <text:span text:style-name="T3">récupération des anciens codes matlab</text:span></text:p>
      <text:p text:style-name="P1"><text:s text:c="41"/></text:p>
      <text:p text:style-name="P1">Prise en main de GitHub/Python/Projet : - état de l'art</text:p>
      <text:p text:style-name="P1"><text:tab/><text:tab/><text:tab/><text:tab/><text:tab/><text:tab/><text:tab/><text:tab/><text:tab/> <text:s text:c="2"/>- introduction à GitHub/création d'un compte</text:p>
      <text:p text:style-name="P1"><text:tab/><text:tab/><text:tab/><text:tab/><text:tab/><text:tab/><text:tab/><text:tab/><text:tab/> <text:s text:c="2"/>- introduction à Python</text:p>
      <text:p text:style-name="P1"><text:tab/><text:tab/><text:tab/><text:tab/><text:tab/><text:tab/><text:tab/><text:tab/><text:tab/> <text:s text:c="2"/>- mise en place du répertoire de stockage </text:p>
      <text:p text:style-name="P1"><text:tab/><text:tab/><text:tab/></text:p>
      <text:p text:style-name="P1">Mise en place du plan de management : - planning</text:p>
      <text:p text:style-name="P1">- Gantt</text:p>
      <text:p text:style-name="P1">- WBS</text:p>
      <text:p text:style-name="P1"/>
      <text:p text:style-name="P1">Transcription Matlab-&gt;Python : - étude des codes Matlab</text:p>
      <text:p text:style-name="P2">- <text:span text:style-name="T3">développement</text:span></text:p>
      <text:p text:style-name="P2">- <text:span text:style-name="T3">test</text:span></text:p>
      <text:p text:style-name="P2">- <text:span text:style-name="T3">debug</text:span></text:p>
      <text:p text:style-name="P2">- <text:span text:style-name="T3">validation auprès de l'encadrant</text:span></text:p>
      <text:p text:style-name="P1"/>
      <text:p text:style-name="P1">Nouvelles pistes : - étude du filtre de Kalman</text:p>
      <text:p text:style-name="P1">- implémentation de Kalman</text:p>
      <text:p text:style-name="P1">- interface graphique</text:p>
      <text:p text:style-name="P1">- superposition de courbes</text:p>
      <text:p text:style-name="P1"/>
      <text:p text:style-name="P2">Abstract/Soutenance : - synthèse <text:span text:style-name="T3">de notre travail</text:span></text:p>
      <text:p text:style-name="P2">- <text:span text:style-name="T3">écriture de l'abstract</text:span></text:p>
      <text:p text:style-name="P2">- <text:span text:style-name="T3">préparation des slides de soutenance</text:span></text:p>
      <text:p text:style-name="P2">- <text:span text:style-name="T3">répétitions orales</text:span></text:p>
      <text:p text:style-name="P2">- <text:span text:style-name="T3">présentation finale</text:span></text:p>
      <text:p text:style-name="P2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5:10:08.723000000</meta:creation-date>
    <dc:date>2015-02-02T15:31:36.865000000</dc:date>
    <meta:editing-duration>PT6M17S</meta:editing-duration>
    <meta:editing-cycles>1</meta:editing-cycles>
    <meta:document-statistic meta:table-count="0" meta:image-count="0" meta:object-count="0" meta:page-count="1" meta:paragraph-count="27" meta:word-count="125" meta:character-count="817" meta:non-whitespace-character-count="634"/>
    <meta:generator>LibreOffice/4.2.6.3$Windows_x86 LibreOffice_project/3fd416d4c6db7d3204c17ce57a1d70f6e531ee21</meta:generator>
  </office:meta>
</office:document-meta>
</file>